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71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8.84mm"/>
    </style:style>
    <style:style style:name="co4" style:family="table-column">
      <style:table-column-properties fo:break-before="auto" style:column-width="35.9mm"/>
    </style:style>
    <style:style style:name="co5" style:family="table-column">
      <style:table-column-properties fo:break-before="auto" style:column-width="47.17mm"/>
    </style:style>
    <style:style style:name="co6" style:family="table-column">
      <style:table-column-properties fo:break-before="auto" style:column-width="32.98mm"/>
    </style:style>
    <style:style style:name="co7" style:family="table-column">
      <style:table-column-properties fo:break-before="auto" style:column-width="44.6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10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13">
      <style:table-cell-properties fo:background-color="#000000" style:text-align-source="fix" style:repeat-content="false"/>
      <style:paragraph-properties fo:text-align="end" fo:margin-left="0mm"/>
      <style:text-properties fo:color="#ffffff"/>
    </style:style>
    <style:style style:name="ce5" style:family="table-cell" style:parent-style-name="Default" style:data-style-name="N113">
      <style:table-cell-properties fo:background-color="#000000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000000"/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  <style:style style:name="ce11" style:family="table-cell" style:parent-style-name="Default">
      <style:table-cell-properties fo:background-color="#000000"/>
      <style:text-properties style:font-name="Arial" style:font-name-asian="Microsoft YaHei" style:font-name-complex="Arial Unicode MS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style:font-name="Arial" style:font-name-asian="Microsoft YaHei" style:font-name-complex="Arial Unicode MS"/>
    </style:style>
    <style:style style:name="ce13" style:family="table-cell" style:parent-style-name="Default" style:data-style-name="N109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1">
          <table:table-cell table:style-name="ce1" table:formula="of:=4.39/100/1000" office:value-type="float" office:value="0.0000439" calcext:value-type="float">
            <text:p>0,0000439</text:p>
          </table:table-cell>
          <table:table-cell office:value-type="float" office:value="30" calcext:value-type="float">
            <text:p>30</text:p>
          </table:table-cell>
          <table:table-cell table:style-name="ce1" table:formula="of:=[.B1]*9.80665*809.5/1000*0.2" office:value-type="float" office:value="47.63089905" calcext:value-type="float">
            <text:p>47,63089905</text:p>
          </table:table-cell>
          <table:table-cell/>
          <table:table-cell table:style-name="ce2" table:formula="of:=[.A1]*[.C1]" office:value-type="float" office:value="0.002090996468295" calcext:value-type="float">
            <text:p>0,0020909965</text:p>
          </table:table-cell>
          <table:table-cell table:style-name="ce1" office:value-type="string" calcext:value-type="string">
            <text:p>Средний x*y</text:p>
          </table:table-cell>
          <table:table-cell table:style-name="ce10" table:formula="of:=SUM([.E1:.E6])/6" office:value-type="float" office:value="0.007485037016044" calcext:value-type="float">
            <text:p>0,007485037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table:formula="of:=6.19/100/1000" office:value-type="float" office:value="0.0000619" calcext:value-type="float">
            <text:p>0,0000619</text:p>
          </table:table-cell>
          <table:table-cell office:value-type="float" office:value="42" calcext:value-type="float">
            <text:p>42</text:p>
          </table:table-cell>
          <table:table-cell table:style-name="ce1" table:formula="of:=[.B2]*9.80665*809.5/1000*0.2" office:value-type="float" office:value="66.68325867" calcext:value-type="float">
            <text:p>66,68325867</text:p>
          </table:table-cell>
          <table:table-cell/>
          <table:table-cell table:style-name="ce2" table:formula="of:=[.A2]*[.C2]" office:value-type="float" office:value="0.004127693711673" calcext:value-type="float">
            <text:p>0,0041276937</text:p>
          </table:table-cell>
          <table:table-cell table:style-name="ce1" office:value-type="string" calcext:value-type="string">
            <text:p>Средний x</text:p>
          </table:table-cell>
          <table:table-cell table:style-name="ce1" table:formula="of:=SUM([.A1:.A6])/6" office:value-type="float" office:value="0.0000764666666666667" calcext:value-type="float">
            <text:p>7,64666666666667E-05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table:formula="of:=7.38/100/1000" office:value-type="float" office:value="0.0000738" calcext:value-type="float">
            <text:p>0,0000738</text:p>
          </table:table-cell>
          <table:table-cell office:value-type="float" office:value="51" calcext:value-type="float">
            <text:p>51</text:p>
          </table:table-cell>
          <table:table-cell table:style-name="ce1" table:formula="of:=[.B3]*9.80665*809.5/1000*0.2" office:value-type="float" office:value="80.972528385" calcext:value-type="float">
            <text:p>80,972528385</text:p>
          </table:table-cell>
          <table:table-cell/>
          <table:table-cell table:style-name="ce2" table:formula="of:=[.A3]*[.C3]" office:value-type="float" office:value="0.005975772594813" calcext:value-type="float">
            <text:p>0,0059757726</text:p>
          </table:table-cell>
          <table:table-cell table:style-name="ce1" office:value-type="string" calcext:value-type="string">
            <text:p>Средний у</text:p>
          </table:table-cell>
          <table:table-cell table:style-name="ce11" table:formula="of:=SUM([.C1:.C6])/6" office:value-type="float" office:value="90.2340920891667" calcext:value-type="float">
            <text:p>90,2340920892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table:formula="of:=8.19/100/1000" office:value-type="float" office:value="0.0000819" calcext:value-type="float">
            <text:p>0,0000819</text:p>
          </table:table-cell>
          <table:table-cell office:value-type="float" office:value="59" calcext:value-type="float">
            <text:p>59</text:p>
          </table:table-cell>
          <table:table-cell table:style-name="ce1" table:formula="of:=[.B4]*9.80665*809.5/1000*0.2" office:value-type="float" office:value="93.674101465" calcext:value-type="float">
            <text:p>93,674101465</text:p>
          </table:table-cell>
          <table:table-cell/>
          <table:table-cell table:style-name="ce2" table:formula="of:=[.A4]*[.C4]" office:value-type="float" office:value="0.0076719089099835" calcext:value-type="float">
            <text:p>0,0076719089</text:p>
          </table:table-cell>
          <table:table-cell table:style-name="ce1" office:value-type="string" calcext:value-type="string">
            <text:p>средний y^2</text:p>
          </table:table-cell>
          <table:table-cell table:style-name="ce12" table:formula="of:=SUM([.C10:.C15])/6" office:value-type="float" office:value="9060.94588391882" calcext:value-type="float">
            <text:p>9060,9458839188</text:p>
          </table:table-cell>
          <table:table-cell table:number-columns-repeated="2"/>
          <table:table-cell table:style-name="ce2"/>
        </table:table-row>
        <table:table-row table:style-name="ro1">
          <table:table-cell table:style-name="ce1" table:formula="of:=9.4/100/1000" office:value-type="float" office:value="0.000094" calcext:value-type="float">
            <text:p>0,000094</text:p>
          </table:table-cell>
          <table:table-cell office:value-type="float" office:value="70" calcext:value-type="float">
            <text:p>70</text:p>
          </table:table-cell>
          <table:table-cell table:style-name="ce1" table:formula="of:=[.B5]*9.80665*809.5/1000*0.2" office:value-type="float" office:value="111.13876445" calcext:value-type="float">
            <text:p>111,13876445</text:p>
          </table:table-cell>
          <table:table-cell/>
          <table:table-cell table:style-name="ce2" table:formula="of:=[.A5]*[.C5]" office:value-type="float" office:value="0.0104470438583" calcext:value-type="float">
            <text:p>0,0104470439</text:p>
          </table:table-cell>
          <table:table-cell table:style-name="ce1" office:value-type="string" calcext:value-type="string">
            <text:p>Средний x^2</text:p>
          </table:table-cell>
          <table:table-cell table:style-name="ce13" table:formula="of:=SUM([.A10:.A15])/6" office:value-type="float" office:value="0.00000000623662666666667" calcext:value-type="float">
            <text:p>0,0000000062366267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1" table:formula="of:=10.33/100/1000" office:value-type="float" office:value="0.0001033" calcext:value-type="float">
            <text:p>0,0001033</text:p>
          </table:table-cell>
          <table:table-cell office:value-type="float" office:value="89" calcext:value-type="float">
            <text:p>89</text:p>
          </table:table-cell>
          <table:table-cell table:style-name="ce1" table:formula="of:=[.B6]*9.80665*809.5/1000*0.2" office:value-type="float" office:value="141.305000515" calcext:value-type="float">
            <text:p>141,305000515</text:p>
          </table:table-cell>
          <table:table-cell/>
          <table:table-cell table:style-name="ce2" table:formula="of:=[.A6]*[.C6]" office:value-type="float" office:value="0.0145968065531995" calcext:value-type="float">
            <text:p>0,0145968066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X(Q, м^3/c)</text:p>
          </table:table-cell>
          <table:table-cell office:value-type="string" calcext:value-type="string">
            <text:p>Y(P, дел)</text:p>
          </table:table-cell>
          <table:table-cell table:style-name="ce2" office:value-type="string" calcext:value-type="string">
            <text:p>Y(P, Па)</text:p>
          </table:table-cell>
          <table:table-cell table:style-name="ce2"/>
          <table:table-cell table:style-name="ce2" office:value-type="string" calcext:value-type="string">
            <text:p>x*y</text:p>
          </table:table-cell>
          <table:table-cell/>
          <table:table-cell table:style-name="ce2"/>
          <table:table-cell/>
          <table:table-cell table:style-name="ce2" table:number-columns-repeated="2"/>
        </table:table-row>
        <table:table-row table:style-name="ro3" table:number-rows-repeated="2">
          <table:table-cell table:style-name="ce2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3" table:formula="of:=[.A1]*[.A1]" office:value-type="float" office:value="0.00000000192721" calcext:value-type="float">
            <text:p>,000000001927210000</text:p>
          </table:table-cell>
          <table:table-cell/>
          <table:table-cell table:style-name="ce2" table:formula="of:=[.C1]*[.C1]" office:value-type="float" office:value="2268.70254431129" calcext:value-type="float">
            <text:p>2268,7025443113</text:p>
          </table:table-cell>
          <table:table-cell table:number-columns-repeated="3"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3" table:formula="of:=[.A2]*[.A2]" office:value-type="float" office:value="0.00000000383161" calcext:value-type="float">
            <text:p>,000000003831610000</text:p>
          </table:table-cell>
          <table:table-cell/>
          <table:table-cell table:style-name="ce2" table:formula="of:=[.C2]*[.C2]" office:value-type="float" office:value="4446.65698685013" calcext:value-type="float">
            <text:p>4446,6569868501</text:p>
          </table:table-cell>
          <table:table-cell table:number-columns-repeated="2"/>
          <table:table-cell table:style-name="Default"/>
          <table:table-cell table:number-columns-repeated="2"/>
          <table:table-cell table:style-name="ce1" office:value-type="string" calcext:value-type="string">
            <text:p>sigma_k=</text:p>
          </table:table-cell>
          <table:table-cell table:style-name="ce1" table:formula="of:=1/SQRT(6)*SQRT([.G4]/[.G5]-[.G12]*[.G12])" office:value-type="float" office:value="45538.4539074913" calcext:value-type="float">
            <text:p>45538,4539074913</text:p>
          </table:table-cell>
        </table:table-row>
        <table:table-row table:style-name="ro1">
          <table:table-cell table:style-name="ce3" table:formula="of:=[.A3]*[.A3]" office:value-type="float" office:value="0.00000000544644" calcext:value-type="float">
            <text:p>,000000005446440000</text:p>
          </table:table-cell>
          <table:table-cell/>
          <table:table-cell table:style-name="ce2" table:formula="of:=[.C3]*[.C3]" office:value-type="float" office:value="6556.55035305963" calcext:value-type="float">
            <text:p>6556,5503530596</text:p>
          </table:table-cell>
          <table:table-cell table:number-columns-repeated="2"/>
          <table:table-cell table:style-name="ce1" office:value-type="string" calcext:value-type="string">
            <text:p>k=</text:p>
          </table:table-cell>
          <table:table-cell table:style-name="ce1" table:formula="of:=[.G1]/[.G5]" office:value-type="float" office:value="1200173.97482678" calcext:value-type="float">
            <text:p>1200173,97482678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3" table:formula="of:=[.A4]*[.A4]" office:value-type="float" office:value="0.00000000670761" calcext:value-type="float">
            <text:p>,000000006707610000</text:p>
          </table:table-cell>
          <table:table-cell/>
          <table:table-cell table:style-name="ce2" table:formula="of:=[.C4]*[.C4]" office:value-type="float" office:value="8774.83728527512" calcext:value-type="float">
            <text:p>8774,8372852751</text:p>
          </table:table-cell>
          <table:table-cell table:number-columns-repeated="5"/>
          <table:table-cell table:style-name="ce2" table:number-columns-repeated="2"/>
        </table:table-row>
        <table:table-row table:style-name="ro1">
          <table:table-cell table:style-name="ce3" table:formula="of:=[.A5]*[.A5]" office:value-type="float" office:value="0.000000008836" calcext:value-type="float">
            <text:p>,000000008836000000</text:p>
          </table:table-cell>
          <table:table-cell/>
          <table:table-cell table:style-name="ce2" table:formula="of:=[.C5]*[.C5]" office:value-type="float" office:value="12351.8249634726" calcext:value-type="float">
            <text:p>12351,8249634726</text:p>
          </table:table-cell>
          <table:table-cell table:number-columns-repeated="3"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3" table:formula="of:=[.A6]*[.A6]" office:value-type="float" office:value="0.00000001067089" calcext:value-type="float">
            <text:p>,000000010670890000</text:p>
          </table:table-cell>
          <table:table-cell/>
          <table:table-cell table:style-name="ce2" table:formula="of:=[.C6]*[.C6]" office:value-type="float" office:value="19967.1031705441" calcext:value-type="float">
            <text:p>19967,1031705441</text:p>
          </table:table-cell>
          <table:table-cell table:number-columns-repeated="3"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X^2</text:p>
          </table:table-cell>
          <table:table-cell/>
          <table:table-cell table:style-name="ce2" office:value-type="string" calcext:value-type="string">
            <text:p>Y^2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1" table:number-rows-repeated="2"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3">
          <table:table-cell table:style-name="ce2" office:value-type="string" calcext:value-type="string">
            <text:p>Расчеты для пункта 3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3">
          <table:table-cell table:style-name="ce2" office:value-type="string" calcext:value-type="string">
            <text:p>Труба 2</text:p>
          </table:table-cell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2" office:value-type="string" calcext:value-type="string">
            <text:p>Q</text:p>
          </table:table-cell>
          <table:table-cell/>
          <table:table-cell table:style-name="ce2" office:value-type="string" calcext:value-type="string">
            <text:p>P, дел</text:p>
          </table:table-cell>
          <table:table-cell table:style-name="ce2" office:value-type="string" calcext:value-type="string">
            <text:p>Y(P, Па)</text:p>
          </table:table-cell>
          <table:table-cell table:style-name="ce2" office:value-type="string" calcext:value-type="string">
            <text:p>r, м</text:p>
          </table:table-cell>
          <table:table-cell office:value-type="string" calcext:value-type="string">
            <text:p>r^n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4" table:formula="of:=0.03333/100/1000" office:value-type="float" office:value="0.0000003333" calcext:value-type="float">
            <text:p>0,0000003333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7" table:formula="of:=[.C22]*9.80665*809.5/1000*0.2" office:value-type="float" office:value="41.28011251" calcext:value-type="float">
            <text:p>41,28011251</text:p>
          </table:table-cell>
          <table:table-cell table:style-name="ce2" table:formula="of:=3/1000" office:value-type="float" office:value="0.003" calcext:value-type="float">
            <text:p>0,003</text:p>
          </table:table-cell>
          <table:table-cell table:style-name="ce9" table:formula="of:=8*17.6*[.A22]/(PI()* [.D22])" office:value-type="float" office:value="0.00000036186553642608" calcext:value-type="float">
            <text:p>0,0000003619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4" table:formula="of:=0.05909/100/1000" office:value-type="float" office:value="0.0000005909" calcext:value-type="float">
            <text:p>0,0000005909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table:style-name="ce7" table:formula="of:=[.C23]*9.80665*809.5/1000*0.2" office:value-type="float" office:value="85.73561829" calcext:value-type="float">
            <text:p>85,73561829</text:p>
          </table:table-cell>
          <table:table-cell table:style-name="ce2" table:formula="of:=3/1000" office:value-type="float" office:value="0.003" calcext:value-type="float">
            <text:p>0,003</text:p>
          </table:table-cell>
          <table:table-cell table:style-name="ce9" table:formula="of:=8*17.6*[.A23]/(PI()* [.D23])" office:value-type="float" office:value="0.000000308891165912616" calcext:value-type="float">
            <text:p>0,0000003089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table:style-name="ce4" table:formula="of:=0.08528/100/1000" office:value-type="float" office:value="0.0000008528" calcext:value-type="float">
            <text:p>0,0000008528</text:p>
          </table:table-cell>
          <table:table-cell/>
          <table:table-cell table:style-name="ce2" office:value-type="float" office:value="88" calcext:value-type="float">
            <text:p>88</text:p>
          </table:table-cell>
          <table:table-cell table:style-name="ce7" table:formula="of:=[.C24]*9.80665*809.5/1000*0.2" office:value-type="float" office:value="139.71730388" calcext:value-type="float">
            <text:p>139,71730388</text:p>
          </table:table-cell>
          <table:table-cell table:style-name="ce2" table:formula="of:=3/1000" office:value-type="float" office:value="0.003" calcext:value-type="float">
            <text:p>0,003</text:p>
          </table:table-cell>
          <table:table-cell table:style-name="ce9" table:formula="of:=8*17.6*[.A24]/(PI()* [.D24])" office:value-type="float" office:value="0.000000273558225120291" calcext:value-type="float">
            <text:p>0,0000002736</text:p>
          </table:table-cell>
          <table:table-cell table:style-name="ce2"/>
          <table:table-cell/>
          <table:table-cell table:style-name="ce2" table:number-columns-repeated="2"/>
        </table:table-row>
        <table:table-row table:style-name="ro1">
          <table:table-cell office:value-type="string" calcext:value-type="string">
            <text:p>Труба 3</text:p>
          </table:table-cell>
          <table:table-cell table:style-name="Default"/>
          <table:table-cell/>
          <table:table-cell table:style-name="ce8"/>
          <table:table-cell/>
          <table:table-cell table:style-name="ce9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formula="of:=0.0411/100/1000" office:value-type="float" office:value="0.000000411" calcext:value-type="float">
            <text:p>0,0000004110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ce7" table:formula="of:=[.C26]*9.80665*809.5/1000*0.2" office:value-type="float" office:value="11.113876445" calcext:value-type="float">
            <text:p>11,113876445</text:p>
          </table:table-cell>
          <table:table-cell table:formula="of:=5.9/1000" office:value-type="float" office:value="0.0059" calcext:value-type="float">
            <text:p>0,0059</text:p>
          </table:table-cell>
          <table:table-cell table:style-name="ce9" table:formula="of:=8*17.6*[.A26]/(PI()* [.D26])" office:value-type="float" office:value="0.00000165740650732892" calcext:value-type="float">
            <text:p>0,000001657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formula="of:=0.098473/100/1000" office:value-type="float" office:value="0.00000098473" calcext:value-type="float">
            <text:p>0,0000009847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style-name="ce7" table:formula="of:=[.C27]*9.80665*809.5/1000*0.2" office:value-type="float" office:value="19.05235962" calcext:value-type="float">
            <text:p>19,05235962</text:p>
          </table:table-cell>
          <table:table-cell table:formula="of:=5.9/1000" office:value-type="float" office:value="0.0059" calcext:value-type="float">
            <text:p>0,0059</text:p>
          </table:table-cell>
          <table:table-cell table:style-name="ce9" table:formula="of:=8*17.6*[.A27]/(PI()* [.D27])" office:value-type="float" office:value="0.00000231644066701825" calcext:value-type="float">
            <text:p>0,0000023164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formula="of:=0.182459/100/1000" office:value-type="float" office:value="0.00000182459" calcext:value-type="float">
            <text:p>0,0000018246</text:p>
          </table:table-cell>
          <table:table-cell table:style-name="Default"/>
          <table:table-cell office:value-type="float" office:value="55" calcext:value-type="float">
            <text:p>55</text:p>
          </table:table-cell>
          <table:table-cell table:style-name="ce7" table:formula="of:=[.C28]*9.80665*809.5/1000*0.2" office:value-type="float" office:value="87.323314925" calcext:value-type="float">
            <text:p>87,323314925</text:p>
          </table:table-cell>
          <table:table-cell table:formula="of:=5.9/1000" office:value-type="float" office:value="0.0059" calcext:value-type="float">
            <text:p>0,0059</text:p>
          </table:table-cell>
          <table:table-cell table:style-name="ce9" table:formula="of:=8*17.6*[.A28]/(PI()* [.D28])" office:value-type="float" office:value="0.000000936457039347527" calcext:value-type="float">
            <text:p>0,0000009365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office:value-type="string" calcext:value-type="string">
            <text:p>Ln R</text:p>
          </table:table-cell>
          <table:table-cell table:style-name="ce6" office:value-type="string" calcext:value-type="string">
            <text:p>ln R^n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table:formula="of:=LN([.E22])" office:value-type="float" office:value="-5.80914299031403" calcext:value-type="float">
            <text:p>-5,8091429903</text:p>
          </table:table-cell>
          <table:table-cell table:style-name="ce6" table:formula="of:=LN([.F22])" office:value-type="float" office:value="-14.8319931404607" calcext:value-type="float">
            <text:p>-14,8319931405</text:p>
          </table:table-cell>
          <table:table-cell table:formula="of:=[.F30]/[.E30]" office:value-type="float" office:value="2.55321536501874" calcext:value-type="float">
            <text:p>2,553215365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table:formula="of:=LN([.E23])" office:value-type="float" office:value="-5.80914299031403" calcext:value-type="float">
            <text:p>-5,8091429903</text:p>
          </table:table-cell>
          <table:table-cell table:style-name="ce6" table:formula="of:=LN([.F23])" office:value-type="float" office:value="-14.9902768359656" calcext:value-type="float">
            <text:p>-14,990276836</text:p>
          </table:table-cell>
          <table:table-cell table:formula="of:=[.F31]/[.E31]" office:value-type="float" office:value="2.58046270524927" calcext:value-type="float">
            <text:p>2,580462705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table:formula="of:=LN([.E24])" office:value-type="float" office:value="-5.80914299031403" calcext:value-type="float">
            <text:p>-5,8091429903</text:p>
          </table:table-cell>
          <table:table-cell table:style-name="ce6" table:formula="of:=LN([.F24])" office:value-type="float" office:value="-15.1117513488196" calcext:value-type="float">
            <text:p>-15,1117513488</text:p>
          </table:table-cell>
          <table:table-cell table:formula="of:=[.F32]/[.E32]" office:value-type="float" office:value="2.60137362327221" calcext:value-type="float">
            <text:p>2,6013736233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table:formula="of:=LN([.E26])" office:value-type="float" office:value="-5.13280292807046" calcext:value-type="float">
            <text:p>-5,1328029281</text:p>
          </table:table-cell>
          <table:table-cell table:style-name="ce6" table:formula="of:=LN([.F26])" office:value-type="float" office:value="-13.310256522312" calcext:value-type="float">
            <text:p>-13,3102565223</text:p>
          </table:table-cell>
          <table:table-cell table:formula="of:=[.F34]/[.E34]" office:value-type="float" office:value="2.59317505636548" calcext:value-type="float">
            <text:p>2,5931750564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table:formula="of:=LN([.E27])" office:value-type="float" office:value="-5.13280292807046" calcext:value-type="float">
            <text:p>-5,1328029281</text:p>
          </table:table-cell>
          <table:table-cell table:style-name="ce6" table:formula="of:=LN([.F27])" office:value-type="float" office:value="-12.9754787456194" calcext:value-type="float">
            <text:p>-12,9754787456</text:p>
          </table:table-cell>
          <table:table-cell table:formula="of:=[.F35]/[.E35]" office:value-type="float" office:value="2.52795186712871" calcext:value-type="float">
            <text:p>2,527951867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style-name="ce6" table:formula="of:=LN([.E28])" office:value-type="float" office:value="-5.13280292807046" calcext:value-type="float">
            <text:p>-5,1328029281</text:p>
          </table:table-cell>
          <table:table-cell table:style-name="ce6" table:formula="of:=LN([.F28])" office:value-type="float" office:value="-13.8811621897423" calcext:value-type="float">
            <text:p>-13,8811621897</text:p>
          </table:table-cell>
          <table:table-cell table:formula="of:=[.F36]/[.E36]" office:value-type="float" office:value="2.70440193872017" calcext:value-type="float">
            <text:p>2,7044019387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formula="of:=SUM([.G30:.G36])/6" office:value-type="float" office:value="2.59343009262576" calcext:value-type="float">
            <text:p>2,5934300926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средний x</text:p>
          </table:table-cell>
          <table:table-cell table:formula="of:=SUM([.E30:.E36])/6" office:value-type="float" office:value="-5.47097295919225" calcext:value-type="float">
            <text:p>-5,4709729592</text:p>
          </table:table-cell>
          <table:table-cell/>
          <table:table-cell office:value-type="string" calcext:value-type="string">
            <text:p>X*Y</text:p>
          </table:table-cell>
          <table:table-cell table:style-name="Default" office:value-type="string" calcext:value-type="string">
            <text:p>X^2</text:p>
          </table:table-cell>
          <table:table-cell office:value-type="string" calcext:value-type="string">
            <text:p>Y^2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средний y </text:p>
          </table:table-cell>
          <table:table-cell table:formula="of:=SUM([.F30:.F36])/6" office:value-type="float" office:value="-14.1834864638199" calcext:value-type="float">
            <text:p>-14,1834864638</text:p>
          </table:table-cell>
          <table:table-cell/>
          <table:table-cell table:formula="of:=[.E30]*[.F30]" office:value-type="float" office:value="86.1611689842931" calcext:value-type="float">
            <text:p>86,1611689843</text:p>
          </table:table-cell>
          <table:table-cell table:style-name="Default" table:formula="of:=[.E30]*[.E30]" office:value-type="float" office:value="33.7461422819146" calcext:value-type="float">
            <text:p>33,7461422819</text:p>
          </table:table-cell>
          <table:table-cell table:formula="of:=[.F30]*[.F30]" office:value-type="float" office:value="219.988020518674" calcext:value-type="float">
            <text:p>219,9880205187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средний x^2</text:p>
          </table:table-cell>
          <table:table-cell table:formula="of:=SUM([.F42:.F48])/6" office:value-type="float" office:value="30.0459040901617" calcext:value-type="float">
            <text:p>30,0459040902</text:p>
          </table:table-cell>
          <table:table-cell/>
          <table:table-cell table:formula="of:=[.E31]*[.F31]" office:value-type="float" office:value="87.0806616045162" calcext:value-type="float">
            <text:p>87,0806616045</text:p>
          </table:table-cell>
          <table:table-cell table:style-name="Default" table:formula="of:=[.E31]*[.E31]" office:value-type="float" office:value="33.7461422819146" calcext:value-type="float">
            <text:p>33,7461422819</text:p>
          </table:table-cell>
          <table:table-cell table:formula="of:=[.F31]*[.F31]" office:value-type="float" office:value="224.708399618886" calcext:value-type="float">
            <text:p>224,7083996189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средний y^2</text:p>
          </table:table-cell>
          <table:table-cell table:formula="of:=SUM([.G42:.G48])/6" office:value-type="float" office:value="201.879015011969" calcext:value-type="float">
            <text:p>201,879015012</text:p>
          </table:table-cell>
          <table:table-cell/>
          <table:table-cell table:formula="of:=[.E32]*[.F32]" office:value-type="float" office:value="87.7863244193637" calcext:value-type="float">
            <text:p>87,7863244194</text:p>
          </table:table-cell>
          <table:table-cell table:style-name="Default" table:formula="of:=[.E32]*[.E32]" office:value-type="float" office:value="33.7461422819146" calcext:value-type="float">
            <text:p>33,7461422819</text:p>
          </table:table-cell>
          <table:table-cell table:formula="of:=[.F32]*[.F32]" office:value-type="float" office:value="228.36502882855" calcext:value-type="float">
            <text:p>228,3650288286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средний x*y</text:p>
          </table:table-cell>
          <table:table-cell table:formula="of:=SUM([.E42:.E48])/6" office:value-type="float" office:value="77.8661539817378" calcext:value-type="float">
            <text:p>77,8661539817</text:p>
          </table:table-cell>
          <table:table-cell/>
          <table:table-cell table:formula="of:=[.E33]*[.F33]" office:value-type="float" office:value="0" calcext:value-type="float">
            <text:p>0</text:p>
          </table:table-cell>
          <table:table-cell table:style-name="Default" table:formula="of:=[.E33]*[.E33]" office:value-type="float" office:value="0" calcext:value-type="float">
            <text:p>0</text:p>
          </table:table-cell>
          <table:table-cell table:formula="of:=[.F33]*[.F33]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=</text:p>
          </table:table-cell>
          <table:table-cell table:style-name="Default"/>
          <table:table-cell table:number-columns-repeated="2"/>
          <table:table-cell table:formula="of:=[.E34]*[.F34]" office:value-type="float" office:value="68.318923651092" calcext:value-type="float">
            <text:p>68,3189236511</text:p>
          </table:table-cell>
          <table:table-cell table:style-name="Default" table:formula="of:=[.E34]*[.E34]" office:value-type="float" office:value="26.3456658984087" calcext:value-type="float">
            <text:p>26,3456658984</text:p>
          </table:table-cell>
          <table:table-cell table:formula="of:=[.F34]*[.F34]" office:value-type="float" office:value="177.162928689749" calcext:value-type="float">
            <text:p>177,1629286898</text:p>
          </table:table-cell>
          <table:table-cell table:style-name="Default"/>
          <table:table-cell table:number-columns-repeated="2"/>
        </table:table-row>
        <table:table-row table:style-name="ro1">
          <table:table-cell table:formula="of:=-[.C42]+[.C47]*[.C41]" office:value-type="float" office:value="1.32959474644446" calcext:value-type="float">
            <text:p>1,3295947464</text:p>
          </table:table-cell>
          <table:table-cell table:style-name="ce6" office:value-type="string" calcext:value-type="string">
            <text:p>K = </text:p>
          </table:table-cell>
          <table:table-cell table:style-name="ce6" table:formula="of:=([.C45]-[.C41]*[.C42])/([.C43]-[.C41]*[.C41])" office:value-type="float" office:value="2.34947089178691" calcext:value-type="float">
            <text:p>2,3494708918</text:p>
          </table:table-cell>
          <table:table-cell/>
          <table:table-cell table:formula="of:=[.E35]*[.F35]" office:value-type="float" office:value="66.6005752986315" calcext:value-type="float">
            <text:p>66,6005752986</text:p>
          </table:table-cell>
          <table:table-cell table:style-name="Default" table:formula="of:=[.E35]*[.E35]" office:value-type="float" office:value="26.3456658984087" calcext:value-type="float">
            <text:p>26,3456658984</text:p>
          </table:table-cell>
          <table:table-cell table:formula="of:=[.F35]*[.F35]" office:value-type="float" office:value="168.363048678022" calcext:value-type="float">
            <text:p>168,363048678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sigma_k=</text:p>
          </table:table-cell>
          <table:table-cell table:style-name="ce6" table:formula="of:=1/SQRT(6)*SQRT(([.C44]-[.C42]*[.C42])/([.C43]-[.C41]*[.C41])-[.C47]*[.C47])" office:value-type="float" office:value="0.333823478039817" calcext:value-type="float">
            <text:p>0,333823478</text:p>
          </table:table-cell>
          <table:table-cell/>
          <table:table-cell table:formula="of:=[.E36]*[.F36]" office:value-type="float" office:value="71.2492699325305" calcext:value-type="float">
            <text:p>71,2492699325</text:p>
          </table:table-cell>
          <table:table-cell table:style-name="Default" table:formula="of:=[.E36]*[.E36]" office:value-type="float" office:value="26.3456658984087" calcext:value-type="float">
            <text:p>26,3456658984</text:p>
          </table:table-cell>
          <table:table-cell table:formula="of:=[.F36]*[.F36]" office:value-type="float" office:value="192.686663737932" calcext:value-type="float">
            <text:p>192,6866637379</text:p>
          </table:table-cell>
          <table:table-cell table:style-name="Default"/>
          <table:table-cell table:number-columns-repeated="2"/>
        </table:table-row>
      </table:table>
      <table:table table:name="Лист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6" loext:min-decimal-places="16" number:min-integer-digits="1"/>
    </number:number-style>
    <number:number-style style:name="N110">
      <number:number number:decimal-places="18" loext:min-decimal-places="18" number:min-integer-digits="0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number-style style:name="N112">
      <number:number number:decimal-places="15" loext:min-decimal-places="15" number:min-integer-digits="1"/>
    </number:number-style>
    <number:number-style style:name="N113">
      <number:number number:decimal-places="10" loext:min-decimal-places="10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.00.0000</text:date>, <text:time style:data-style-name="N2" text:time-value="23:06:03.587021513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лексей Домрачев</meta:initial-creator>
    <meta:creation-date>2017-03-28T23:42:17.62</meta:creation-date>
    <dc:date>2017-04-01T02:58:06.629847424</dc:date>
    <meta:editing-duration>PT43M53S</meta:editing-duration>
    <meta:editing-cycles>4</meta:editing-cycles>
    <meta:generator>LibreOffice/5.1.6.2$Linux_X86_64 LibreOffice_project/10m0$Build-2</meta:generator>
    <meta:document-statistic meta:table-count="3" meta:cell-count="160" meta:object-count="0"/>
  </office:meta>
</office:document-meta>
</file>